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928204F959EF38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928204F959EF38C.jpg" xlink:type="simple" xlink:show="embed" xlink:actuate="onLoad">
            <text:p/>
          </draw:image>
        </draw:frame>
        <draw:frame draw:style-name="gr2" draw:text-style-name="P7" draw:layer="layout" svg:width="21.48cm" svg:height="10.95cm" svg:x="3.26cm" svg:y="3.921cm">
          <draw:text-box>
            <text:p text:style-name="P2"><text:span text:style-name="T1">Jesús traicionado y arrestado</text:span></text:p>
            <text:p text:style-name="P3"><text:span text:style-name="T2">(Juan 18.1-1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4:11:02.798000000</dc:date>
    <meta:editing-duration>PT2H30M51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